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</office:automatic-styles>
  <office:body>
    <office:text text:use-soft-page-breaks="true">
      <text:p text:style-name="P1">Project Name:<text:s/><text:s/><text:span text:style-name="TitleChar"><text:s/></text:span><text:span text:style-name="TitleChar">HealthTrackr</text:span></text:p>
      <text:p text:style-name="P2">1. Idea Summary</text:p>
      <text:p text:style-name="Normal">HealthTrackr is a simple web app that helps users track their daily health habits — like water intake, sleep, mood, steps, and basic vitals — and gives them gentle reminders and tips to improve.</text:p>
      <text:p text:style-name="Normal"/>
      <text:p text:style-name="P3">2. Problem</text:p>
      <text:p text:style-name="Normal">Many people want to stay healthy but:</text:p>
      <text:p text:style-name="Normal"/>
      <text:p text:style-name="Normal">Forget to track their habits</text:p>
      <text:p text:style-name="Normal"/>
      <text:p text:style-name="Normal">Don’t have time for complex health apps</text:p>
      <text:p text:style-name="Normal"/>
      <text:p text:style-name="Normal">Need motivation or reminders</text:p>
      <text:p text:style-name="P4"/>
      <text:p text:style-name="P5">3. Solution</text:p>
      <text:p text:style-name="Normal">A simple, friendly web app that:</text:p>
      <text:p text:style-name="Normal"/>
      <text:p text:style-name="Normal">Letsusers log basic health info daily</text:p>
      <text:p text:style-name="Normal"/>
      <text:p text:style-name="Normal">Visualizes progress (charts, streaks)</text:p>
      <text:p text:style-name="Normal"/>
      <text:p text:style-name="Normal">Sends daily tips or reminders</text:p>
      <text:p text:style-name="Normal"/>
      <text:p text:style-name="Normal">Offers basic health insights</text:p>
      <text:p text:style-name="Normal"/>
      <text:p text:style-name="P6">4. Target Users</text:p>
      <text:p text:style-name="Normal">Students</text:p>
      <text:p text:style-name="Normal"/>
      <text:p text:style-name="Normal">Young professionals</text:p>
      <text:p text:style-name="Normal"/>
      <text:p text:style-name="Normal">Anyone who wants a low-effort way to build healthy habits</text:p>
      <text:p text:style-name="Normal"/>
      <text:p text:style-name="P7">5. Features</text:p>
      <text:p text:style-name="Normal">Daily log (water, sleep, mood, etc.)</text:p>
      <text:p text:style-name="Normal"/>
      <text:p text:style-name="Normal">Dashboard with progress charts</text:p>
      <text:p text:style-name="Normal"/>
      <text:p text:style-name="Normal">Habit streak tracker</text:p>
      <text:p text:style-name="Normal"/>
      <text:p text:style-name="Normal">Tips based on logged data</text:p>
      <text:p text:style-name="Normal"/>
      <text:p text:style-name="Normal">AI advisor based on the log inputs</text:p>
      <text:p text:style-name="Normal"/>
      <text:p text:style-name="Normal">(Optional: Dark mode or mobile-friendly design)</text:p>
      <text:p text:style-name="Normal"/>
      <text:p text:style-name="P8">6. Revenue Model (for a real startup)</text:p>
      <text:p text:style-name="Normal">This is optional for a class, but you can say:</text:p>
      <text:p text:style-name="Normal"/>
      <text:p text:style-name="Normal">Free version only (for now)</text:p>
      <text:p text:style-name="Normal"/>
      <text:p text:style-name="Normal">In future: Optional $1.99/month for extra features like custom habits</text:p>
      <text:p text:style-name="Normal"/>
      <text:p text:style-name="P9">7. Tech Stack</text:p>
      <text:p text:style-name="Normal">Frontend: HTML, CSS, JavaScript (maybe React if you want)</text:p>
      <text:p text:style-name="Normal"/>
      <text:p text:style-name="Normal">Backend: Firebase or simple Node.js/Express</text:p>
      <text:p text:style-name="Normal"/>
      <text:p text:style-name="Normal">Database: Firebase Firestore or MongoDB</text:p>
      <text:p text:style-name="Normal"/>
      <text:p text:style-name="P10">8. Design Sample</text:p>
      <text:p text:style-name="Normal">(Not required but cool for class) — You could mock a few UI screens with Canva or Figma:</text:p>
      <text:p text:style-name="Normal"/>
      <text:soft-page-break/>
      <text:p text:style-name="Normal">Log entry screen</text:p>
      <text:p text:style-name="Normal"/>
      <text:p text:style-name="Normal">Dashboard with graphs</text:p>
      <text:p text:style-name="Normal"/>
      <text:p text:style-name="Normal">Settings/reminders</text:p>
      <text:p text:style-name="Normal"/>
      <text:p text:style-name="P11">9. Why It’s Feasible</text:p>
      <text:p text:style-name="Normal">Simple features</text:p>
      <text:p text:style-name="Normal"/>
      <text:p text:style-name="Normal">Good base for future improvements</text:p>
      <text:p text:style-name="Normal"/>
      <text:p text:style-name="P12">10. Conclusion</text:p>
      <text:p text:style-name="Normal">HealthTrackr is a simple, smart step toward helping people build better habits and stay mindful of their health, using clean design and basic IT tool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sue Michael Kacou</meta:initial-creator>
    <dc:creator>Josue Michael Kacou</dc:creator>
    <meta:creation-date>2025-04-06T17:20:00Z</meta:creation-date>
    <dc:date>2025-04-06T17:47:00Z</dc:date>
    <meta:template xlink:href="Normal" xlink:type="simple"/>
    <meta:editing-cycles>2</meta:editing-cycles>
    <meta:editing-duration>PT0S</meta:editing-duration>
    <meta:document-statistic meta:page-count="3" meta:paragraph-count="3" meta:word-count="246" meta:character-count="1649" meta:row-count="11" meta:non-whitespace-character-count="1406"/>
  </office:meta>
</office:document-meta>
</file>